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font-name="Optima1" fo:font-size="10pt" fo:font-weight="normal" style:font-size-asian="10pt" style:font-weight-asian="normal" style:font-size-complex="10pt" style:font-weight-complex="normal"/>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text-align="start" style:justify-single-word="false"/>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text-properties style:font-name="Monaco1" fo:font-size="9pt" style:font-size-asian="9pt" style:font-size-complex="9pt"/>
    </style:style>
    <style:style style:name="P25" style:family="paragraph" style:parent-style-name="Text_20_body">
      <style:text-properties fo:background-color="transparent"/>
    </style:style>
    <style:style style:name="P26" style:family="paragraph" style:parent-style-name="Text_20_body">
      <style:text-properties fo:color="#000000" style:font-name="Optima1" fo:font-size="10pt" style:font-name-asian="Tahoma4" style:font-size-asian="10pt" style:font-name-complex="Tahoma4" style:font-size-complex="10pt"/>
    </style:style>
    <style:style style:name="P27" style:family="paragraph" style:parent-style-name="Text_20_body">
      <style:paragraph-properties fo:margin-left="3cm" fo:margin-right="0cm" fo:text-indent="0cm" style:auto-text-indent="false"/>
    </style:style>
    <style:style style:name="P28" style:family="paragraph" style:parent-style-name="Text_20_body">
      <style:paragraph-properties fo:margin-left="3cm" fo:margin-right="0cm" fo:text-indent="0cm" style:auto-text-indent="false" fo:background-color="transparent">
        <style:background-image/>
      </style:paragraph-properties>
    </style:style>
    <style:style style:name="P29"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30"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31" style:family="paragraph" style:parent-style-name="Code">
      <style:text-properties fo:background-color="transparent"/>
    </style:style>
    <style:style style:name="P32" style:family="paragraph" style:parent-style-name="Code">
      <style:text-properties style:use-window-font-color="true" style:font-name="Monaco1" fo:font-size="9pt" style:font-name-asian="Helvetica" style:font-size-asian="9pt" style:font-name-complex="Helvetica" style:font-size-complex="9pt"/>
    </style:style>
    <style:style style:name="P33" style:family="paragraph" style:parent-style-name="Cod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fo:font-size="8pt" style:font-size-asian="8pt" style:font-size-complex="8pt"/>
    </style:style>
    <style:style style:name="P35" style:family="paragraph" style:parent-style-name="Code">
      <style:paragraph-properties fo:line-height="100%"/>
    </style:style>
    <style:style style:name="P36"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7" style:family="paragraph" style:parent-style-name="List">
      <style:paragraph-properties fo:margin-left="2.341cm" fo:margin-right="0cm" fo:text-indent="0cm" style:auto-text-indent="false"/>
    </style:style>
    <style:style style:name="P38" style:family="paragraph" style:parent-style-name="List">
      <style:paragraph-properties fo:margin-left="2.341cm" fo:margin-right="0cm" fo:text-indent="0cm" style:auto-text-indent="false" fo:break-before="page"/>
    </style:style>
    <style:style style:name="P39" style:family="paragraph" style:parent-style-name="Heading_20_3">
      <style:paragraph-properties fo:margin-left="2.341cm" fo:margin-right="0cm" fo:text-indent="0cm" style:auto-text-indent="false"/>
    </style:style>
    <style:style style:name="P40" style:family="paragraph" style:parent-style-name="Text_20_body">
      <style:paragraph-properties fo:margin-left="2.341cm" fo:margin-right="0cm" fo:text-indent="0cm" style:auto-text-indent="false"/>
    </style:style>
    <style:style style:name="P41" style:family="paragraph" style:parent-style-name="Text_20_body">
      <style:paragraph-properties fo:break-before="page"/>
    </style:style>
    <style:style style:name="P42" style:family="paragraph" style:parent-style-name="Text_20_body">
      <style:paragraph-properties fo:break-before="page"/>
      <style:text-properties style:use-window-font-color="true" style:font-name-asian="Helvetica" style:font-name-complex="Helvetica"/>
    </style:style>
    <style:style style:name="P43" style:family="paragraph" style:parent-style-name="List">
      <style:paragraph-properties fo:break-before="page"/>
    </style:style>
    <style:style style:name="P44" style:family="paragraph" style:parent-style-name="Heading_20_3">
      <style:paragraph-properties fo:break-before="page"/>
    </style:style>
    <style:style style:name="P45" style:family="paragraph" style:parent-style-name="Standard">
      <style:paragraph-properties fo:break-before="page"/>
    </style:style>
    <style:style style:name="P46" style:family="paragraph" style:parent-style-name="Code">
      <style:paragraph-properties fo:break-before="page"/>
      <style:text-properties fo:font-size="8pt" style:font-size-asian="8pt" style:font-size-complex="8pt"/>
    </style:style>
    <style:style style:name="P47" style:family="paragraph" style:parent-style-name="Code">
      <style:paragraph-properties fo:margin-top="0cm" fo:margin-bottom="0cm"/>
    </style:style>
    <style:style style:name="P48" style:family="paragraph" style:parent-style-name="Code">
      <style:paragraph-properties fo:margin-top="0cm" fo:margin-bottom="0.4cm"/>
    </style:style>
    <style:style style:name="P49" style:family="paragraph" style:parent-style-name="Text_20_body">
      <style:paragraph-properties fo:margin-left="3.013cm" fo:margin-right="0cm" fo:text-indent="0cm" style:auto-text-indent="false"/>
    </style:style>
    <style:style style:name="P50"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51" style:family="paragraph" style:parent-style-name="Heading_20_3">
      <style:paragraph-properties fo:margin-top="0.3cm" fo:margin-bottom="0.42cm" fo:break-before="page"/>
    </style:style>
    <style:style style:name="P52" style:family="paragraph" style:parent-style-name="Heading_20_3">
      <style:paragraph-properties fo:margin-top="0.3cm" fo:margin-bottom="0.42cm"/>
    </style:style>
    <style:style style:name="P53" style:family="paragraph" style:parent-style-name="Text_20_body">
      <style:paragraph-properties fo:margin-left="3.043cm" fo:margin-right="0cm" fo:text-align="start" style:justify-single-word="false" fo:text-indent="0cm" style:auto-text-indent="false"/>
    </style:style>
    <style:style style:name="P54" style:family="paragraph" style:parent-style-name="Heading_20_3">
      <style:paragraph-properties fo:text-align="start" style:justify-single-word="false"/>
    </style:style>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paragraph-properties fo:text-align="start" style:justify-single-word="false"/>
    </style:style>
    <style:style style:name="P60" style:family="paragraph" style:parent-style-name="Text_20_body" style:list-style-name="L6">
      <style:paragraph-properties fo:margin-left="3.752cm" fo:margin-right="0cm" fo:text-indent="-0.635cm" style:auto-text-indent="false"/>
    </style:style>
    <style:style style:name="P61" style:family="paragraph" style:parent-style-name="Text_20_body" style:list-style-name="L11">
      <style:paragraph-properties fo:margin-left="3.752cm" fo:margin-right="0cm" fo:text-indent="-0.635cm" style:auto-text-indent="false"/>
    </style:style>
    <style:style style:name="P62" style:family="paragraph" style:parent-style-name="Text_20_body" style:list-style-name="L6">
      <style:paragraph-properties fo:margin-left="3.117cm" fo:margin-right="0cm" fo:text-indent="0cm" style:auto-text-indent="false"/>
    </style:style>
    <style:style style:name="P63" style:family="paragraph" style:parent-style-name="Text_20_body" style:list-style-name="L6">
      <style:paragraph-properties fo:margin-left="3.013cm" fo:margin-right="0cm" fo:text-indent="0cm" style:auto-text-indent="false"/>
    </style:style>
    <style:style style:name="P64" style:family="paragraph" style:parent-style-name="List" style:list-style-name="L5"/>
    <style:style style:name="P65" style:family="paragraph" style:parent-style-name="List" style:list-style-name="L2"/>
    <style:style style:name="P66" style:family="paragraph" style:parent-style-name="List" style:list-style-name="L1">
      <style:paragraph-properties fo:margin-left="2.341cm" fo:margin-right="0cm" fo:text-indent="0cm" style:auto-text-indent="false"/>
    </style:style>
    <style:style style:name="P67" style:family="paragraph" style:parent-style-name="List" style:list-style-name="L3">
      <style:paragraph-properties fo:margin-left="2.341cm" fo:margin-right="0cm" fo:text-indent="0cm" style:auto-text-indent="false"/>
    </style:style>
    <style:style style:name="P68" style:family="paragraph" style:parent-style-name="List" style:list-style-name="L4">
      <style:paragraph-properties fo:margin-left="2.341cm" fo:margin-right="0cm" fo:text-indent="0cm" style:auto-text-indent="false"/>
    </style:style>
    <style:style style:name="P69" style:family="paragraph" style:parent-style-name="List" style:list-style-name="L10">
      <style:paragraph-properties fo:margin-left="2.341cm" fo:margin-right="0cm" fo:text-indent="0cm" style:auto-text-indent="false"/>
    </style:style>
    <style:style style:name="P70" style:family="paragraph" style:parent-style-name="List" style:list-style-name="L11">
      <style:paragraph-properties fo:margin-left="2.341cm" fo:margin-right="0cm" fo:text-indent="0cm" style:auto-text-indent="false"/>
    </style:style>
    <style:style style:name="P71" style:family="paragraph" style:parent-style-name="List" style:list-style-name="L11">
      <style:paragraph-properties fo:margin-left="2.341cm" fo:margin-right="0cm" fo:text-indent="0cm" style:auto-text-indent="false" fo:break-before="page"/>
    </style:style>
    <style:style style:name="P72" style:family="paragraph" style:parent-style-name="Heading_20_2">
      <style:paragraph-properties fo:break-before="page"/>
    </style:style>
    <style:style style:name="P73"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74" style:family="paragraph" style:parent-style-name="Contents_20_2">
      <style:paragraph-properties>
        <style:tab-stops>
          <style:tab-stop style:position="14.589cm" style:type="right" style:leader-style="dotted" style:leader-text="."/>
        </style:tab-stops>
      </style:paragraph-properties>
    </style:style>
    <style:style style:name="P75" style:family="paragraph" style:parent-style-name="Heading_20_3">
      <style:paragraph-properties fo:break-before="page"/>
    </style:style>
    <style:style style:name="P76" style:family="paragraph" style:parent-style-name="Heading_20_4">
      <style:paragraph-properties fo:break-before="page"/>
    </style:style>
    <style:style style:name="P77" style:family="paragraph" style:parent-style-name="Heading_20_TOC" style:master-page-name="Index">
      <style:paragraph-properties style:page-number="1"/>
    </style:style>
    <style:style style:name="P78" style:family="paragraph" style:parent-style-name="Heading_20_1" style:master-page-name="Standard">
      <style:paragraph-properties style:page-number="auto"/>
    </style:style>
    <style:style style:name="P79" style:family="paragraph" style:parent-style-name="Standard" style:master-page-name="Index">
      <style:paragraph-properties style:page-number="auto"/>
    </style:style>
    <style:style style:name="P80" style:family="paragraph" style:parent-style-name="Standard" style:list-style-name="L8"/>
    <style:style style:name="P81" style:family="paragraph" style:parent-style-name="Standard" style:list-style-name="L9"/>
    <style:style style:name="P82" style:family="paragraph" style:parent-style-name="Standard" style:list-style-name="L2">
      <style:paragraph-properties fo:margin-left="3.752cm" fo:margin-right="0cm" fo:text-align="start" style:justify-single-word="false" fo:text-indent="-0.635cm" style:auto-text-indent="false"/>
    </style:style>
    <style:style style:name="P83" style:family="paragraph" style:parent-style-name="Standard" style:list-style-name="L5">
      <style:paragraph-properties fo:margin-left="3.752cm" fo:margin-right="0cm" fo:text-align="start" style:justify-single-word="false" fo:text-indent="-0.635cm" style:auto-text-indent="false"/>
    </style:style>
    <style:style style:name="P84"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85" style:family="paragraph" style:parent-style-name="Standard" style:list-style-name="L5">
      <style:paragraph-properties fo:margin-left="3.752cm" fo:margin-right="0cm" fo:text-indent="-0.635cm" style:auto-text-indent="false"/>
    </style:style>
    <style:style style:name="P86" style:family="paragraph" style:parent-style-name="Standard" style:list-style-name="L2">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font-name="Palatino2" fo:font-size="14pt" style:font-size-asian="14pt" style:font-size-complex="14pt"/>
    </style:style>
    <style:style style:name="T20" style:family="text">
      <style:text-properties style:font-name="Monaco1" fo:font-size="9pt" style:font-size-asian="9pt" style:font-size-complex="9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1</text:p>
      <text:p text:style-name="P10">Administration Guide</text:p>
      <text:p text:style-name="P5"/>
      <text:p text:style-name="P7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7">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3"><text:a xlink:type="simple" xlink:href="#__RefHeading__4751_400627320" text:style-name="Index_20_Link" text:visited-style-name="Index_20_Link">Chapter 1<text:tab/>About this Guide <text:s text:c="2"/><text:tab/>3</text:a></text:p>
          <text:p text:style-name="P74"><text:a xlink:type="simple" xlink:href="#__RefHeading__4753_400627320" text:style-name="Index_20_Link" text:visited-style-name="Index_20_Link">Other sources of information <text:s text:c="2"/><text:tab/>3</text:a></text:p>
          <text:p text:style-name="P73"><text:a xlink:type="simple" xlink:href="#__RefHeading__4755_400627320" text:style-name="Index_20_Link" text:visited-style-name="Index_20_Link">Chapter 2<text:tab/>Introduction <text:s text:c="2"/><text:tab/>4</text:a></text:p>
          <text:p text:style-name="P74"><text:a xlink:type="simple" xlink:href="#__RefHeading__4887_676192730" text:style-name="Index_20_Link" text:visited-style-name="Index_20_Link">Features <text:s text:c="2"/><text:tab/>4</text:a></text:p>
          <text:p text:style-name="P74"><text:a xlink:type="simple" xlink:href="#__RefHeading__4908_1071192008" text:style-name="Index_20_Link" text:visited-style-name="Index_20_Link">Network Integration <text:s text:c="2"/><text:tab/>6</text:a></text:p>
          <text:p text:style-name="P74"><text:a xlink:type="simple" xlink:href="#__RefHeading__4889_676192730" text:style-name="Index_20_Link" text:visited-style-name="Index_20_Link">Components <text:s text:c="2"/><text:tab/>7</text:a></text:p>
          <text:p text:style-name="P73"><text:a xlink:type="simple" xlink:href="#__RefHeading__4757_400627320" text:style-name="Index_20_Link" text:visited-style-name="Index_20_Link">Chapter 3<text:tab/>Administration Tools <text:s text:c="2"/><text:tab/>8</text:a></text:p>
          <text:p text:style-name="P74"><text:a xlink:type="simple" xlink:href="#__RefHeading__4759_400627320" text:style-name="Index_20_Link" text:visited-style-name="Index_20_Link">pfcmd <text:s text:c="2"/><text:tab/>8</text:a></text:p>
          <text:p text:style-name="P74"><text:a xlink:type="simple" xlink:href="#__RefHeading__4761_400627320" text:style-name="Index_20_Link" text:visited-style-name="Index_20_Link">pfcmd_vlan <text:s text:c="2"/><text:tab/>9</text:a></text:p>
          <text:p text:style-name="P74"><text:a xlink:type="simple" xlink:href="#__RefHeading__4763_400627320" text:style-name="Index_20_Link" text:visited-style-name="Index_20_Link">Web Admin GUI <text:s text:c="2"/><text:tab/>11</text:a></text:p>
          <text:p text:style-name="P73"><text:a xlink:type="simple" xlink:href="#__RefHeading__4765_400627320" text:style-name="Index_20_Link" text:visited-style-name="Index_20_Link">Chapter 4<text:tab/>VLAN isolation <text:s text:c="3"/><text:tab/>12</text:a></text:p>
          <text:p text:style-name="P74"><text:a xlink:type="simple" xlink:href="#__RefHeading__4767_400627320" text:style-name="Index_20_Link" text:visited-style-name="Index_20_Link">Introduction <text:s text:c="2"/><text:tab/>12</text:a></text:p>
          <text:p text:style-name="P74"><text:a xlink:type="simple" xlink:href="#__RefHeading__4769_400627320" text:style-name="Index_20_Link" text:visited-style-name="Index_20_Link">Supported Switches, Access points and Controllers <text:s text:c="2"/><text:tab/>14</text:a></text:p>
          <text:p text:style-name="P74"><text:a xlink:type="simple" xlink:href="#__RefHeading__4771_400627320" text:style-name="Index_20_Link" text:visited-style-name="Index_20_Link">Command-Line Interface: Telnet and SSH <text:s text:c="2"/><text:tab/>15</text:a></text:p>
          <text:p text:style-name="P74"><text:a xlink:type="simple" xlink:href="#__RefHeading__4771_4006273201" text:style-name="Index_20_Link" text:visited-style-name="Index_20_Link">Web Services Interface <text:s text:c="2"/><text:tab/>16</text:a></text:p>
          <text:p text:style-name="P74"><text:a xlink:type="simple" xlink:href="#__RefHeading__4773_400627320" text:style-name="Index_20_Link" text:visited-style-name="Index_20_Link">SNMP v1, v2c and v3 <text:s text:c="2"/><text:tab/>16</text:a></text:p>
          <text:p text:style-name="P74"><text:a xlink:type="simple" xlink:href="#__RefHeading__4775_400627320" text:style-name="Index_20_Link" text:visited-style-name="Index_20_Link">Switch Configuration <text:s text:c="2"/><text:tab/>19</text:a></text:p>
          <text:p text:style-name="P74"><text:a xlink:type="simple" xlink:href="#__RefHeading__4777_400627320" text:style-name="Index_20_Link" text:visited-style-name="Index_20_Link">Routing, DHCPd and BIND <text:s text:c="2"/><text:tab/>39</text:a></text:p>
          <text:p text:style-name="P73"><text:a xlink:type="simple" xlink:href="#__RefHeading__4779_400627320" text:style-name="Index_20_Link" text:visited-style-name="Index_20_Link">Chapter 5<text:tab/>Integration with wireless networks <text:s text:c="2"/><text:tab/>43</text:a></text:p>
          <text:p text:style-name="P74"><text:a xlink:type="simple" xlink:href="#__RefHeading__4781_400627320" text:style-name="Index_20_Link" text:visited-style-name="Index_20_Link">MAC Authentication <text:s text:c="2"/><text:tab/>43</text:a></text:p>
          <text:p text:style-name="P74"><text:a xlink:type="simple" xlink:href="#__RefHeading__4783_400627320" text:style-name="Index_20_Link" text:visited-style-name="Index_20_Link">802.1x <text:s text:c="2"/><text:tab/>51</text:a></text:p>
          <text:p text:style-name="P73"><text:a xlink:type="simple" xlink:href="#__RefHeading__4785_400627320" text:style-name="Index_20_Link" text:visited-style-name="Index_20_Link">Chapter 6<text:tab/>Floating Network Devices <text:s text:c="2"/><text:tab/>62</text:a></text:p>
          <text:p text:style-name="P74"><text:a xlink:type="simple" xlink:href="#__RefHeading__4787_400627320" text:style-name="Index_20_Link" text:visited-style-name="Index_20_Link">Identification <text:s text:c="2"/><text:tab/>63</text:a></text:p>
          <text:p text:style-name="P73"><text:a xlink:type="simple" xlink:href="#__RefHeading__4789_400627320" text:style-name="Index_20_Link" text:visited-style-name="Index_20_Link">Chapter 7<text:tab/>Blocking malicious activities with violations <text:s text:c="2"/><text:tab/>64</text:a></text:p>
          <text:p text:style-name="P73"><text:a xlink:type="simple" xlink:href="#__RefHeading__4791_400627320" text:style-name="Index_20_Link" text:visited-style-name="Index_20_Link">Chapter 8<text:tab/>Performance optimization <text:s text:c="2"/><text:tab/>67</text:a></text:p>
          <text:p text:style-name="P74"><text:soft-page-break/><text:a xlink:type="simple" xlink:href="#__RefHeading__4793_400627320" text:style-name="Index_20_Link" text:visited-style-name="Index_20_Link">Snort signatures <text:s text:c="2"/><text:tab/>67</text:a></text:p>
          <text:p text:style-name="P74"><text:a xlink:type="simple" xlink:href="#__RefHeading__4795_400627320" text:style-name="Index_20_Link" text:visited-style-name="Index_20_Link">MySQL optimizations <text:s text:c="2"/><text:tab/>67</text:a></text:p>
          <text:p text:style-name="P74"><text:a xlink:type="simple" xlink:href="#__RefHeading__6431_1006122953" text:style-name="Index_20_Link" text:visited-style-name="Index_20_Link">Captive portal optimizations <text:s text:c="2"/><text:tab/>71</text:a></text:p>
          <text:p text:style-name="P73"><text:a xlink:type="simple" xlink:href="#__RefHeading__4797_400627320" text:style-name="Index_20_Link" text:visited-style-name="Index_20_Link">Chapter 9<text:tab/>High availability <text:s text:c="2"/><text:tab/>72</text:a></text:p>
          <text:p text:style-name="P74"><text:a xlink:type="simple" xlink:href="#__RefHeading__4799_400627320" text:style-name="Index_20_Link" text:visited-style-name="Index_20_Link">Creation of the DRBD partition <text:s text:c="2"/><text:tab/>73</text:a></text:p>
          <text:p text:style-name="P74"><text:a xlink:type="simple" xlink:href="#__RefHeading__4801_400627320" text:style-name="Index_20_Link" text:visited-style-name="Index_20_Link">DRBD and Linux-HA Installation <text:s text:c="2"/><text:tab/>73</text:a></text:p>
          <text:p text:style-name="P74"><text:a xlink:type="simple" xlink:href="#__RefHeading__4803_400627320" text:style-name="Index_20_Link" text:visited-style-name="Index_20_Link">DRBD Configuration and setup <text:s text:c="2"/><text:tab/>73</text:a></text:p>
          <text:p text:style-name="P74"><text:a xlink:type="simple" xlink:href="#__RefHeading__4805_400627320" text:style-name="Index_20_Link" text:visited-style-name="Index_20_Link">MySQL Configuration <text:s text:c="2"/><text:tab/>77</text:a></text:p>
          <text:p text:style-name="P74"><text:a xlink:type="simple" xlink:href="#__RefHeading__4807_400627320" text:style-name="Index_20_Link" text:visited-style-name="Index_20_Link">Heartbeat configuration <text:s text:c="2"/><text:tab/>78</text:a></text:p>
          <text:p text:style-name="P73"><text:a xlink:type="simple" xlink:href="#__RefHeading__4809_400627320" text:style-name="Index_20_Link" text:visited-style-name="Index_20_Link">Chapter 10<text:tab/>Frequently Asked Questions <text:s text:c="2"/><text:tab/>81</text:a></text:p>
          <text:p text:style-name="P74"><text:a xlink:type="simple" xlink:href="#__RefHeading__4811_400627320" text:style-name="Index_20_Link" text:visited-style-name="Index_20_Link">Services <text:s text:c="2"/><text:tab/>81</text:a></text:p>
          <text:p text:style-name="P74"><text:a xlink:type="simple" xlink:href="#__RefHeading__4813_400627320" text:style-name="Index_20_Link" text:visited-style-name="Index_20_Link">Web interface <text:s text:c="2"/><text:tab/>81</text:a></text:p>
          <text:p text:style-name="P74"><text:a xlink:type="simple" xlink:href="#__RefHeading__12486_1351006431" text:style-name="Index_20_Link" text:visited-style-name="Index_20_Link">Advanced features <text:s text:c="2"/><text:tab/>83</text:a></text:p>
          <text:p text:style-name="P74"><text:a xlink:type="simple" xlink:href="#__RefHeading__4815_400627320" text:style-name="Index_20_Link" text:visited-style-name="Index_20_Link">Switches <text:s text:c="2"/><text:tab/>83</text:a></text:p>
          <text:p text:style-name="P74"><text:a xlink:type="simple" xlink:href="#__RefHeading__5071_656920733" text:style-name="Index_20_Link" text:visited-style-name="Index_20_Link">Troubleshooting <text:s text:c="2"/><text:tab/>84</text:a></text:p>
          <text:p text:style-name="P73"><text:a xlink:type="simple" xlink:href="#__RefHeading__4817_400627320" text:style-name="Index_20_Link" text:visited-style-name="Index_20_Link">Chapter 11<text:tab/>Additional Software <text:s text:c="2"/><text:tab/>86</text:a></text:p>
          <text:p text:style-name="P74"><text:a xlink:type="simple" xlink:href="#__RefHeading__4819_400627320" text:style-name="Index_20_Link" text:visited-style-name="Index_20_Link">Nessus <text:s text:c="2"/><text:tab/>86</text:a></text:p>
          <text:p text:style-name="P74"><text:a xlink:type="simple" xlink:href="#__RefHeading__23724_848550786" text:style-name="Index_20_Link" text:visited-style-name="Index_20_Link">Log Rotations <text:s text:c="2"/><text:tab/>87</text:a></text:p>
          <text:p text:style-name="P74"><text:a xlink:type="simple" xlink:href="#__RefHeading__4821_400627320" text:style-name="Index_20_Link" text:visited-style-name="Index_20_Link">Snort <text:s text:c="2"/><text:tab/>88</text:a></text:p>
          <text:p text:style-name="P74"><text:a xlink:type="simple" xlink:href="#__RefHeading__4823_400627320" text:style-name="Index_20_Link" text:visited-style-name="Index_20_Link">Oinkmaster <text:s text:c="2"/><text:tab/>89</text:a></text:p>
          <text:p text:style-name="P73"><text:a xlink:type="simple" xlink:href="#__RefHeading__4825_400627320" text:style-name="Index_20_Link" text:visited-style-name="Index_20_Link">Chapter 12<text:tab/>Appendix A: Database Schema <text:s text:c="2"/><text:tab/>91</text:a></text:p>
          <text:p text:style-name="P73"><text:a xlink:type="simple" xlink:href="#__RefHeading__4827_400627320" text:style-name="Index_20_Link" text:visited-style-name="Index_20_Link">Chapter 13<text:tab/>Appendix B: Configuration parameter reference <text:s text:c="2"/><text:tab/>92</text:a></text:p>
          <text:p text:style-name="P73"><text:a xlink:type="simple" xlink:href="#__RefHeading__4829_400627320" text:style-name="Index_20_Link" text:visited-style-name="Index_20_Link">Chapter 14<text:tab/>Additional Information <text:s text:c="2"/><text:tab/>113</text:a></text:p>
          <text:p text:style-name="P73"><text:a xlink:type="simple" xlink:href="#__RefHeading__4831_400627320" text:style-name="Index_20_Link" text:visited-style-name="Index_20_Link">Chapter 15<text:tab/>Commercial Support and Contact Information <text:s text:c="2"/><text:tab/>114</text:a></text:p>
          <text:p text:style-name="P73"><text:a xlink:type="simple" xlink:href="#__RefHeading__4833_400627320" text:style-name="Index_20_Link" text:visited-style-name="Index_20_Link">Chapter 16<text:tab/>GNU Free Documentation License <text:s text:c="2"/><text:tab/>115</text:a></text:p>
        </text:index-body>
      </text:table-of-content>
      <text:p text:style-name="Standard"/>
      <text:list xml:id="list1423668219" text:style-name="Outline">
        <text:list-item>
          <text:h text:style-name="P78"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1 of PacketFence.</text:p>
      <text:p text:style-name="Standard">The latest version of this guide is available at <text:a xlink:type="simple" xlink:href="http://www.packetfence.org/download/documentation.html">http://www.packetfence.org/download/documentation.html</text:a></text:p>
      <text:list xml:id="list4670028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248730253"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59472290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43"><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7"/>
      <text:p text:style-name="P50"><text:span text:style-name="T2">PacketFence is developed by a community of developers located mainly in North America. More information can be found on </text:span><text:a xlink:type="simple" xlink:href="http://www.packetfence.org/">http://www.packetfence.org</text:a></text:p>
      <text:list xml:id="list307559417"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494005136" text:continue-numbering="true" text:style-name="Outline">
        <text:list-item>
          <text:list>
            <text:list-item>
              <text:h text:style-name="P7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545654927"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4563959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9608251"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639804721" text:continue-numbering="true" text:style-name="Outline">
        <text:list-item>
          <text:h text:style-name="Heading_20_1" text:outline-level="1"><text:bookmark text:name="__RefHeading__4765_400627320"/><office:annotation><dc:creator>Olivier Bilodeau</dc:creator><dc:date>2010-07-14T16:46:37</dc:date><text:p text:style-name="P87"><text:span text:style-name="T21">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2073263164"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 Series</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 Series</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Series</text:p>
          </table:table-cell>
          <table:table-cell table:style-name="Table1.A5" office:value-type="string">
            <text:p text:style-name="Table_20_Contents">Extreme::Summit</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 Series</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 Series</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 Series</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 Series</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RS 2500 <text:s/>Series</text:p>
          </table:table-cell>
          <table:table-cell table:style-name="Table1.A5" office:value-type="string">
            <text:p text:style-name="Table_20_Contents">Nortel::ERS2500</text:p>
          </table:table-cell>
        </table:table-row>
        <table:table-row>
          <table:table-cell table:style-name="Table1.A5" office:value-type="string">
            <text:p text:style-name="Table_20_Contents"/>
          </table:table-cell>
          <table:table-cell table:style-name="Table1.A5" office:value-type="string">
            <text:p text:style-name="Table_20_Contents">ERS 4500 Series</text:p>
          </table:table-cell>
          <table:table-cell table:style-name="Table1.A5" office:value-type="string">
            <text:p text:style-name="Table_20_Contents">Nortel::ERS45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128 L2</text:p>
          </table:table-cell>
          <table:table-cell table:style-name="Table1.A5" office:value-type="string">
            <text:p text:style-name="Table_20_Contents">SMC::TS6128L2</text:p>
          </table:table-cell>
        </table:table-row>
        <table:table-row>
          <table:table-cell table:style-name="Table1.A5" office:value-type="string">
            <text:p text:style-name="P15"/>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1590278972"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text:soft-page-break/></text:p>
      <text:p text:style-name="P2"/>
      <text:list xml:id="list1563149688" text:continue-numbering="true" text:style-name="Outline">
        <text:list-item>
          <text:list>
            <text:list-item>
              <text:h text:style-name="Heading_20_2" text:outline-level="2"><text:bookmark text:name="__RefHeading__4771_4006273201"/>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867806664"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D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DES</text:p>
      <text:p text:style-name="P35">SNMPPrivPasswordWrite = privpwdwrite</text:p>
      <text:p text:style-name="Heading_20_3"><text:soft-page-break/></text:p>
      <text:p text:style-name="Heading_20_3"/>
      <text:p text:style-name="P44">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843609270" text:continue-numbering="true" text:style-name="Outline">
        <text:list-item>
          <text:list>
            <text:list-item>
              <text:h text:style-name="P7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626574431" text:style-name="L1">
        <text:list-header>
          <text:p text:style-name="P66">❏<text:tab/>linkUp/linkDown</text:p>
          <text:p text:style-name="P66">❏<text:tab/>Port Security (with static MACs)</text:p>
        </text:list-header>
      </text:list>
      <text:p text:style-name="Text_20_body">Don't forget to update the startup config !</text:p>
      <text:p text:style-name="Text_20_body"/>
      <text:list xml:id="list2179901242" text:continue-list="list843609270"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707610673"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7"/>
      <text:list xml:id="list1374081871"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1480803905" text:continue-list="list626574431" text:style-name="L1">
        <text:list-header>
          <text:p text:style-name="P66">❏<text:tab/>linkUp/linkDown</text:p>
        </text:list-header>
      </text:list>
      <text:p text:style-name="Text_20_body">Don't forget to update the startup config !</text:p>
      <text:p text:style-name="Text_20_body"/>
      <text:list xml:id="list2009184098" text:continue-list="list1374081871" text:style-name="Outline">
        <text:list-item>
          <text:list>
            <text:list-item>
              <text:list>
                <text:list-item>
                  <text:list>
                    <text:list-item>
                      <text:h text:style-name="Heading_20_4" text:outline-level="4">L2 Switch SS2R24i</text:h>
                    </text:list-item>
                  </text:list>
                </text:list-item>
              </text:list>
            </text:list-item>
          </text:list>
        </text:list-item>
      </text:list>
      <text:list xml:id="list502723857" text:continue-list="list1480803905" text:style-name="L1">
        <text:list-header>
          <text:p text:style-name="P66">❏<text:tab/>Global config settings:</text:p>
        </text:list-header>
      </text:list>
      <text:p text:style-name="Code">create snmp host 192.168.1.60 v2c public</text:p>
      <text:p text:style-name="Code">create snmp user public ReadGroup</text:p>
      <text:p text:style-name="Code">enable snmp traps </text:p>
      <text:list xml:id="list257651500" text:continue-numbering="true" text:style-name="L1">
        <text:list-header>
          <text:p text:style-name="P66"/>
        </text:list-header>
      </text:list>
      <text:p text:style-name="P37"/>
      <text:p text:style-name="P38">❏<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200182347" text:continue-numbering="true" text:style-name="L1">
        <text:list-header>
          <text:p text:style-name="P66">❏<text:tab/>linkUp/linkDown</text:p>
          <text:p text:style-name="P66">❏<text:tab/>MAC Notification</text:p>
          <text:p text:style-name="P66">❏<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683769026" text:continue-list="list2009184098" text:style-name="Outline">
        <text:list-item>
          <text:list>
            <text:list-item>
              <text:list>
                <text:list-item>
                  <text:list>
                    <text:list-item>
                      <text:h text:style-name="Heading_20_4" text:outline-level="4">2900XL Series and 3500XL Series</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7"/>
      <text:p text:style-name="P37">❏<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43">❏<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9947908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20"/>
      <text:p text:style-name="P37">❏<text:tab/>Use the following templates for interface IfIndex in bogus MAC addresses (0200.000x.xxxx):</text:p>
      <text:list xml:id="list766336505" text:style-name="L2">
        <text:list-header>
          <text:p text:style-name="P82"><text:span text:style-name="T5">Fa0/1...Fa0/48<text:tab/><text:tab/>-&gt;<text:tab/>1...48<text:line-break/></text:span><text:span text:style-name="T6">Gi0/1, Gi0/2<text:tab/><text:tab/>-&gt;<text:tab/>49, 50</text:span></text:p>
        </text:list-header>
      </text:list>
      <text:p text:style-name="P4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381141621" text:continue-list="list9947908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P43">❏<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37">❏<text:tab/>Use the following templates for interface IfIndex in bogus MAC addresses (0200.000x.xxxx):</text:p>
      <text:list xml:id="list1229442992" text:continue-list="list766336505" text:style-name="L2">
        <text:list-header>
          <text:p text:style-name="P84">Fa0/1...Fa0/48<text:tab/><text:tab/>-&gt;<text:tab/>10001...10048<text:line-break/><text:span text:style-name="T18">Gi0/1...Gi0/48<text:tab/><text:tab/>-&gt;<text:tab/>10101...10148</text:span></text:p>
        </text:list-header>
      </text:list>
      <text:p text:style-name="P4"/>
      <text:list xml:id="list1486652956" text:continue-list="list381141621" text:style-name="Outline">
        <text:list-item>
          <text:list>
            <text:list-item>
              <text:list>
                <text:list-item>
                  <text:list>
                    <text:list-item>
                      <text:h text:style-name="Heading_20_4" text:outline-level="4">Stacked 2960, Stacked 2970, Stacked 3550, Stacked 3560, Stacked 3750, 4500 Series</text:h>
                    </text:list-item>
                  </text:list>
                </text:list-item>
              </text:list>
            </text:list-item>
          </text:list>
        </text:list-item>
      </text:list>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text:soft-page-break/>switchport port-security mac-address 0200.000x.xxxx</text:p>
      <text:p text:style-name="Text_20_body">where xxxxx stands for the interface ifIndex</text:p>
      <text:p text:style-name="Text_20_body"/>
      <text:p text:style-name="List">❏<text:tab/>Use the following templates for interface IfIndex in bogus MAC addresses (0200.000x.xxxx):</text:p>
      <text:list xml:id="list1529936493" text:continue-list="list1229442992" text:style-name="L2">
        <text:list-header>
          <text:p text:style-name="P8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p text:style-name="P86"/>
        </text:list-header>
      </text:list>
      <text:list xml:id="list999386519" text:continue-list="list1486652956" text:style-name="Outline">
        <text:list-item>
          <text:list>
            <text:list-item>
              <text:list>
                <text:list-item>
                  <text:list>
                    <text:list-item>
                      <text:h text:style-name="Heading_20_4"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398075845" text:continue-list="list200182347" text:style-name="L1">
        <text:list-header>
          <text:p text:style-name="P66">❏<text:tab/>linkUp/linkDown</text:p>
          <text:p text:style-name="P66">❏<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227620709" text:continue-list="list999386519" text:style-name="Outline">
        <text:list-item>
          <text:list>
            <text:list-item>
              <text:list>
                <text:list-item>
                  <text:list>
                    <text:list-item>
                      <text:h text:style-name="Heading_20_4" text:outline-level="4"><text:soft-page-break/>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44">Dell</text:p>
      <text:list xml:id="list131335055"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9"/>
      <text:p text:style-name="Text_20_body"/>
      <text:p text:style-name="Heading_20_3">Edge-corE</text:p>
      <text:p text:style-name="Text_20_body">PacketFence supports Edge-corE switches with no VoIP using one trap type:</text:p>
      <text:list xml:id="list1061018115" text:continue-list="list398075845" text:style-name="L1">
        <text:list-header>
          <text:p text:style-name="P66">❏<text:tab/>linkUp/linkDown</text:p>
        </text:list-header>
      </text:list>
      <text:p text:style-name="Text_20_body">Don't forget to update the startup config !</text:p>
      <text:p text:style-name="Text_20_body"/>
      <text:list xml:id="list1153191963" text:continue-list="list131335055"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44">Enterasys</text:p>
      <text:p text:style-name="Text_20_body">PacketFence supports Enterasys switches with no VoIP using two different trap types:</text:p>
      <text:list xml:id="list1983345812" text:continue-list="list1061018115" text:style-name="L1">
        <text:list-header>
          <text:p text:style-name="P66">❏<text:tab/>linkUp/linkDown</text:p>
          <text:p text:style-name="P66">❏<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2177831396" text:continue-list="list1153191963"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279447303" text:continue-numbering="true" text:style-name="Outline">
        <text:list-item>
          <text:list>
            <text:list-item>
              <text:list>
                <text:list-item>
                  <text:list>
                    <text:list-item>
                      <text:h text:style-name="Heading_20_4" text:outline-level="4"/>
                    </text:list-item>
                    <text:list-item>
                      <text:h text:style-name="P76"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450023378"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43">❏<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76942089"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44"/>
      <text:p text:style-name="Heading_20_3">Extreme Networks</text:p>
      <text:p text:style-name="Text_20_body">PacketFence supports Extreme Networks switches using two different trap types:</text:p>
      <text:list xml:id="list1706472175" text:continue-list="list1983345812" text:style-name="L1">
        <text:list-header>
          <text:p text:style-name="P66">❏<text:tab/>linkUp/linkDown</text:p>
          <text:p text:style-name="P66">❏<text:tab/>MAC Address Lockdown (Port Security)</text:p>
        </text:list-header>
      </text:list>
      <text:p text:style-name="Text_20_body"><text:span text:style-name="T10">We recommend to enable MAC Address Lockdown only</text:span><text:span text:style-name="T13">.</text:span></text:p>
      <text:p text:style-name="Text_20_body">Don't forget to save the configuration!</text:p>
      <text:p text:style-name="Text_20_body"/>
      <text:list xml:id="list212193739" text:continue-list="list76942089" text:style-name="Outline">
        <text:list-item>
          <text:list>
            <text:list-item>
              <text:list>
                <text:list-item>
                  <text:list>
                    <text:list-item>
                      <text:h text:style-name="Heading_20_4" text:outline-level="4">All Extreme XOS based switches</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695771552" text:continue-list="list1706472175" text:style-name="L1">
        <text:list-header>
          <text:p text:style-name="P66">❏<text:tab/>Global config settings without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09954395" text:continue-numbering="true" text:style-name="L1">
        <text:list-header>
          <text:p text:style-name="P66">❏<text:tab/>Global config settings with Voice over IP (VoIP):</text:p>
        </text:list-header>
      </text:list>
      <text:p text:style-name="P33">enable snmp access<text:line-break/>configure snmp add trapreceiver 192.168.1.5 community public<text:line-break/>enable web http</text:p>
      <text:p text:style-name="P33">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40">where &lt;portlist&gt;: are ports you want to secure. It can be an individual port or a port-range with a dash.</text:p>
      <text:p text:style-name="P44">Foundry</text:p>
      <text:list xml:id="list1931991700" text:continue-list="list212193739"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210213459" text:continue-list="list2109954395"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5">Those switches support port-security with static MAC address and allow us to secure a MAC on the data VLAN so we enable it whether there is VoIP or not.</text:p>
      <text:p text:style-name="P25">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43">❏<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772943944" text:continue-numbering="true" text:style-name="L1">
        <text:list-header>
          <text:p text:style-name="P66">❏<text:tab/>linkUp/linkDown</text:p>
          <text:p text:style-name="P66">❏<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711718882" text:continue-list="list1931991700" text:style-name="Outline">
        <text:list-item>
          <text:list>
            <text:list-item>
              <text:list>
                <text:list-item>
                  <text:list>
                    <text:list-item>
                      <text:h text:style-name="Heading_20_4" text:outline-level="4"/>
                    </text:list-item>
                    <text:list-item>
                      <text:h text:style-name="P76" text:outline-level="4">2500 Series</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7"/>
      <text:p text:style-name="P37">❏<text:tab/>On each interface: </text:p>
      <text:p text:style-name="Code">port-security xx learn-mode static action send-alarm mac-address 0200000000xx</text:p>
      <text:p text:style-name="Standard">where xx stands for the interface index</text:p>
      <text:p text:style-name="Standard"/>
      <text:list xml:id="list1701273830" text:continue-numbering="true" text:style-name="Outline">
        <text:list-item>
          <text:list>
            <text:list-item>
              <text:list>
                <text:list-item>
                  <text:list>
                    <text:list-item>
                      <text:h text:style-name="Heading_20_4" text:outline-level="4">2600 <text:s/>Series and 3400cl Series</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890438851" text:continue-numbering="true" text:style-name="Outline">
        <text:list-item>
          <text:list>
            <text:list-item>
              <text:list>
                <text:list-item>
                  <text:list>
                    <text:list-item>
                      <text:h text:style-name="Heading_20_4" text:outline-level="4"/>
                    </text:list-item>
                    <text:list-item>
                      <text:h text:style-name="P76" text:outline-level="4">4100 Series</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118170660"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1790825569" text:continue-list="list1772943944" text:style-name="L1">
        <text:list-header>
          <text:p text:style-name="P66">❏<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600479677" text:continue-numbering="true" text:style-name="L1">
        <text:list-header>
          <text:p text:style-name="P66">❏<text:tab/>linkUp/linkDown</text:p>
        </text:list-header>
      </text:list>
      <text:p text:style-name="Text_20_body">Don't forget to update the startup config !</text:p>
      <text:p text:style-name="Heading_20_3"/>
      <text:list xml:id="list414728285" text:continue-list="list1118170660"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932305679" text:continue-list="list600479677" text:style-name="L1">
        <text:list-header>
          <text:p text:style-name="P66">❏<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399312640" text:continue-list="list414728285" text:style-name="Outline">
        <text:list-item>
          <text:list>
            <text:list-item>
              <text:list>
                <text:list-item>
                  <text:list>
                    <text:list-item>
                      <text:h text:style-name="Heading_20_4" text:outline-level="4">BayStack 470, ERS2500 Series, ERS4500 Series,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68708145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44">SMC</text:p>
      <text:p text:style-name="Text_20_body">PacketFence supports these switches without VoIP using two different trap types:</text:p>
      <text:list xml:id="list400404405" text:style-name="L3">
        <text:list-header>
          <text:p text:style-name="P67">❏<text:tab/>linkUp/linkDown on 6128L2, 6224M, 8824M and 8848M</text:p>
          <text:p text:style-name="P67">❏<text:tab/>Port Security (with static MACs) on 6128L2,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729809815" text:continue-list="list1687081451" text:style-name="Outline">
        <text:list-item>
          <text:list>
            <text:list-item>
              <text:list>
                <text:list-item>
                  <text:list>
                    <text:list-item>
                      <text:h text:style-name="Heading_20_4" text:outline-level="4">TigerStack 6128L2, 8824M and 8848M </text:h>
                    </text:list-item>
                  </text:list>
                </text:list-item>
              </text:list>
            </text:list-item>
          </text:list>
        </text:list-item>
      </text:list>
      <text:p text:style-name="Text_20_body">PacketFence supports these switches without VoIP using two different trap types:</text:p>
      <text:list xml:id="list812906887" text:continue-list="list400404405" text:style-name="L3">
        <text:list-header>
          <text:p text:style-name="P67">❏<text:tab/>linkUp/linkDown</text:p>
          <text:p text:style-name="P6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list xml:id="list1561025441" text:continue-list="list729809815" text:style-name="Outline">
        <text:list-item>
          <text:list>
            <text:list-item>
              <text:list>
                <text:list-item>
                  <text:list>
                    <text:list-item>
                      <text:h text:style-name="Heading_20_4" text:outline-level="4">TigerStack 6224M</text:h>
                    </text:list-item>
                  </text:list>
                </text:list-item>
              </text:list>
            </text:list-item>
          </text:list>
        </text:list-item>
      </text:list>
      <text:list xml:id="list1672809334" text:continue-list="list812906887" text:style-name="L3">
        <text:list-header>
          <text:p text:style-name="P67">❏<text:tab/>linkUp/linkDown</text:p>
        </text:list-header>
      </text:list>
      <text:p text:style-name="Text_20_body"/>
      <text:p text:style-name="List">❏<text:tab/>Global config settings</text:p>
      <text:p text:style-name="Code">SNMP-server host 192.168.1.5 public version 1</text:p>
      <text:p text:style-name="P2"/>
      <text:p text:style-name="Standard"/>
      <text:list xml:id="list1376507860" text:continue-list="list1561025441" text:style-name="Outline">
        <text:list-item>
          <text:list>
            <text:list-item>
              <text:h text:style-name="P72"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41">Then you need to update the DNS templates files as followed. In our example, <text:s/><text:span text:style-name="T9">conf/templates/named-isol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4"/>
      <text:p text:style-name="Text_20_body"><text:span text:style-name="T9">conf/templates/named-registration.ca</text:span> would look like:</text:p>
      <text:p text:style-name="P32">$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2">[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2"/>
      <text:p text:style-name="P32"><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2"/>
      <text:p text:style-name="P32">[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2"/>
      <text:p text:style-name="P32">[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42"/>
      <text:p text:style-name="P21">Once you have entered a first section into <text:span text:style-name="T9">conf/networks.conf</text:span>, the PacketFence web admin GUI will present you with an interface to this configuration file.</text:p>
      <text:p text:style-name="P21"><draw:frame draw:style-name="fr5" draw:name="graphics6" text:anchor-type="as-char" svg:y="-0.155cm" svg:width="14.471cm" svg:height="4.616cm" draw:z-index="1"><draw:image xlink:href="Pictures/10000000000004270000013C071A2B08.png" xlink:type="simple" xlink:show="embed" xlink:actuate="onLoad"/></draw:frame></text:p>
      <text:list xml:id="list1452211735"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572764713" text:style-name="L4">
        <text:list-header>
          <text:p text:style-name="P68">❏<text:tab/>several SSIDs with several VLANs inside each SSID</text:p>
          <text:p text:style-name="P68">❏<text:tab/>authentication against a RADIUS server</text:p>
          <text:p text:style-name="P68">❏<text:tab/>dynamic VLAN assignment (through RADIUS attributes)</text:p>
          <text:p text:style-name="P68">❏<text:tab/>SNMP deauthentication traps</text:p>
          <text:p text:style-name="P68">❏<text:tab/>the deauthentication of an associated station</text:p>
        </text:list-header>
      </text:list>
      <text:list xml:id="list349436189" text:continue-list="list1452211735"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oft-page-break/><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oft-page-break/><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44">FreeRADIUS 1.x Configuration</text:p>
      <text:p text:style-name="Text_20_body">Make sure to install the following packages:</text:p>
      <text:p text:style-name="P37">❏<text:tab/>freeradius</text:p>
      <text:p text:style-name="P37"/>
      <text:list xml:id="list93219182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3323530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and post_auth{} sections look like this:</text:p>
      <text:p text:style-name="Code">authorize {<text:line-break/><text:tab/>preprocess<text:line-break/><text:tab/>eap<text:line-break/><text:tab/>files<text:line-break/>}</text:p>
      <text:p text:style-name="Text_20_body"/>
      <text:p text:style-name="Text_20_body">Make sure that the post-auth{} section looks like this:</text:p>
      <text:p text:style-name="Code">post-auth {<text:line-break/><text:tab/>perl<text:line-break/>}</text:p>
      <text:list xml:id="list1182704028" text:continue-numbering="true" text:style-name="Outline">
        <text:list-item>
          <text:list>
            <text:list-item>
              <text:list>
                <text:list-item>
                  <text:list>
                    <text:list-item>
                      <text:h text:style-name="Heading_20_4" text:outline-level="4"/>
                    </text:list-item>
                    <text:list-item>
                      <text:h text:style-name="Heading_20_4" text:outline-level="4"/>
                    </text:list-item>
                    <text:list-item>
                      <text:h text:style-name="P76"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92389981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Standard"/>
      <text:list xml:id="list1648771637"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101860017" text:continue-numbering="true" text:style-name="Outline">
        <text:list-item>
          <text:list>
            <text:list-item>
              <text:list>
                <text:list-item>
                  <text:list>
                    <text:list-item>
                      <text:h text:style-name="Heading_20_4" text:outline-level="4"><text:soft-page-break/>Debug</text:h>
                    </text:list-item>
                  </text:list>
                </text:list-item>
              </text:list>
            </text:list-item>
          </text:list>
        </text:list-item>
      </text:list>
      <text:p text:style-name="Text_20_body">In order to start FreeRadius in debug mode, start it using the following command:</text:p>
      <text:p text:style-name="Code"># radiusd -X</text:p>
      <text:p text:style-name="P2"/>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38827183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807899072"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1146540969" text:continue-numbering="true" text:style-name="Outline">
        <text:list-item>
          <text:list>
            <text:list-item>
              <text:list>
                <text:list-item>
                  <text:list>
                    <text:list-item>
                      <text:h text:style-name="Heading_20_4" text:outline-level="4"/>
                    </text:list-item>
                    <text:list-item>
                      <text:h text:style-name="P76" text:outline-level="4">/etc/raddb/sites-enabled/default</text:h>
                    </text:list-item>
                  </text:list>
                </text:list-item>
              </text:list>
            </text:list-item>
          </text:list>
        </text:list-item>
      </text:list>
      <text:p text:style-name="Text_20_body">Make sure the authorize{} section looks like this:</text:p>
      <text:p text:style-name="Code">authorize {<text:line-break/><text:tab/>preprocess<text:line-break/> <text:s text:c="4"/>eap<text:line-break/><text:tab/>files<text:line-break/> <text:s text:c="4"/>expiration<text:line-break/> <text:s text:c="4"/>logintime<text:line-break/>}</text:p>
      <text:p text:style-name="Text_20_body"/>
      <text:p text:style-name="Text_20_body">Make sure the post-auth{} section looks like this:</text:p>
      <text:p text:style-name="Code">post-auth {<text:line-break/><text:tab/>perl<text:line-break/>}</text:p>
      <text:p text:style-name="Text_20_body"/>
      <text:list xml:id="list186923929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092547369"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list xml:id="list1429881710"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5834423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p text:style-name="Standard"/>
      <text:list xml:id="list722422173" text:continue-numbering="true" text:style-name="Outline">
        <text:list-item>
          <text:list>
            <text:list-item>
              <text:h text:style-name="P7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normal vlan 1</text:p>
      <text:p text:style-name="Code">dot11 vlan-name registration vlan 2</text:p>
      <text:p text:style-name="Code">dot11 vlan-name isolation vlan 3</text:p>
      <text:p text:style-name="Code">dot11 vlan-name visitor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oft-page-break/><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WPA2</text:p>
      <text:p text:style-name="Code"><text:s text:c="2"/>vlan 3 backup normal</text:p>
      <text:p text:style-name="Code"><text:s text:c="2"/>authentication open eap eap_methods</text:p>
      <text:p text:style-name="Code"><text:s text:c="2"/>authentication key-management wpa</text:p>
      <text:p text:style-name="Code"/>
      <text:p text:style-name="Code"><text:soft-page-break/>dot11 ssid MACauth</text:p>
      <text:p text:style-name="Code"><text:s text:c="2"/>vlan 2 backup visitor</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
      <text:p text:style-name="P51">FreeRADIUS 1.x Configuration</text:p>
      <text:p text:style-name="Text_20_body">Make sure to install the following packages:</text:p>
      <text:p text:style-name="P37">❏<text:tab/>freeradius</text:p>
      <text:p text:style-name="P37"/>
      <text:list xml:id="list120285931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37145942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
      <text:p text:style-name="P41">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5495969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oft-page-break/><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42396034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221044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75053589" text:continue-numbering="true" text:style-name="Outline">
        <text:list-item>
          <text:list>
            <text:list-item>
              <text:list>
                <text:list-item>
                  <text:list>
                    <text:list-item>
                      <text:h text:style-name="Heading_20_4" text:outline-level="4"/>
                    </text:list-item>
                    <text:list-item>
                      <text:h text:style-name="P76"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39901177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p text:style-name="P52">FreeRADIUS 2.x Configuration</text:p>
      <text:p text:style-name="Text_20_body">Make sure to install the following packages:</text:p>
      <text:p text:style-name="P37">❏<text:tab/>freeradius2</text:p>
      <text:p text:style-name="P37">❏<text:tab/>freeradius2-perl</text:p>
      <text:p text:style-name="P37">❏<text:tab/>freeradius2-utils</text:p>
      <text:p text:style-name="Text_20_body"/>
      <text:list xml:id="list1718456496"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1916697615" text:continue-numbering="true" text:style-name="Outline">
        <text:list-item>
          <text:list>
            <text:list-item>
              <text:list>
                <text:list-item>
                  <text:list>
                    <text:list-item>
                      <text:h text:style-name="Heading_20_4" text:outline-level="4"/>
                    </text:list-item>
                    <text:list-item>
                      <text:h text:style-name="P76"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rlm_perl_packetfence.pl</text:p>
      <text:p text:style-name="Code">}</text:p>
      <text:p text:style-name="Text_20_body"/>
      <text:list xml:id="list86056450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oft-page-break/><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531194029" text:continue-numbering="true" text:style-name="Outline">
        <text:list-item>
          <text:list>
            <text:list-item>
              <text:list>
                <text:list-item>
                  <text:list>
                    <text:list-item>
                      <text:h text:style-name="Heading_20_4" text:outline-level="4">/etc/raddb/modules/mschap</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659957601" text:continue-numbering="true" text:style-name="Outline">
        <text:list-item>
          <text:list>
            <text:list-item>
              <text:list>
                <text:list-item>
                  <text:list>
                    <text:list-item>
                      <text:h text:style-name="Heading_20_4" text:outline-level="4"/>
                    </text:list-item>
                    <text:list-item>
                      <text:h text:style-name="P76"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480301098"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148441437" text:continue-numbering="true" text:style-name="Outline">
        <text:list-item>
          <text:list>
            <text:list-item>
              <text:list>
                <text:list-item>
                  <text:list>
                    <text:list-item>
                      <text:h text:style-name="Heading_20_4" text:outline-level="4"/>
                    </text:list-item>
                    <text:list-item>
                      <text:h text:style-name="P76"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24364520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01949941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 radiusd -X</text:p>
      <text:list xml:id="list1280619952"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7">❏<text:tab/>floating network devices have to be identified using their MAC address.</text:p>
      <text:p text:style-name="P37">❏<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7">❏<text:tab/>it disables port-security</text:p>
      <text:p text:style-name="P37">❏<text:tab/>it sets the PVID</text:p>
      <text:p text:style-name="P37">❏<text:tab/>it eventually sets the port as multi-vlan (trunk) and sets the tagged Vlans </text:p>
      <text:p text:style-name="P37">❏<text:tab/>it enables linkdown traps</text:p>
      <text:p text:style-name="Text_20_body"/>
      <text:p text:style-name="Text_20_body">When PF receives a linkdown trap on a port in which a floating network device was plugged, it changes the port configuration so that: </text:p>
      <text:p text:style-name="P37">❏<text:tab/>it enables port-security</text:p>
      <text:p text:style-name="P37">❏<text:tab/>it disables linkdown traps</text:p>
      <text:p text:style-name="Text_20_body"/>
      <text:p text:style-name="Text_20_body"><text:soft-page-break/></text:p>
      <text:list xml:id="list476877229"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7">❏<text:tab/>by editing conf/floating_network_device.conf</text:p>
      <text:p text:style-name="P37">❏<text:tab/>through the Web GUI, in the Configuration -&gt; Floating Network Device tab.</text:p>
      <text:p text:style-name="P37"><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7"><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7">❏<text:tab/>MAC address</text:p>
      <text:p text:style-name="P37">❏<text:tab/>IP address (in case of a static IP)</text:p>
      <text:p text:style-name="P37">❏<text:tab/>trunkPort: yes/no. Should the port be configured as a muti-vlan port ?</text:p>
      <text:p text:style-name="P37">❏<text:tab/>pvid: Vlan in which PacketFence should put the port</text:p>
      <text:p text:style-name="P37">❏<text:tab/>taggedVlan: comma separated list of Vlans. If the port is a multi-vlan, these are the Vlans that have to be tagged on the port.</text:p>
      <text:list xml:id="list1792555045"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2">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his is usually a local URL of the form <text:span text:style-name="T9">/content/index.php?template=... </text:span>where <text:span text:style-name="T9">...</text:span> is the name of the remediation template to show to the user. Full URLs like <text:a xlink:type="simple" xlink:href="http://myportal.com/violation1234/"><text:span text:style-name="T9">http://myportal.com/violation1234/</text:span></text:a><text:span text:style-name="T9"> </text:span>are also supported if <text:span text:style-name="T9">passthrough=proxy</text:span> is set under <text:span text:style-name="T9">[trapping]</text:span>. In that case, the Captive Portal will do reverse proxying to the specified URL. Great care should be taken when using this feature because any resource outside the specified path will fail to load.</text:p>
      <text:p text:style-name="List"><text:span text:style-name="T8">❏<text:tab/></text:span><text:span text:style-name="Code_20__28_inline_29_">redirect_url</text:span>: The user is redirected to this URL after he re-enabled his network access on the remediation page.</text:p>
      <text:p text:style-name="List"><text:span text:style-name="T8">❏<text:tab/></text:span><text:span text:style-name="T9">disable</text:span>: if disable is set to 'Y', this violation is disabled and no additional violations of this type will be added.</text:p>
      <text:p text:style-name="P12"/>
      <text:p text:style-name="P43"><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477021566" text:style-name="L5">
        <text:list-item>
          <text:p text:style-name="P85"><text:span text:style-name="T9">log</text:span>: log a message to the file specified in <text:span text:style-name="T9">[alerting].log</text:span></text:p>
        </text:list-item>
        <text:list-item>
          <text:p text:style-name="P85"><text:span text:style-name="T9">email</text:span>: email the address specified in <text:span text:style-name="T9">[alerting].emailaddr</text:span>, using <text:span text:style-name="T9">[alerting].smtpserver</text:span>. Multiple emailaddr can be sperated by comma.</text:p>
        </text:list-item>
        <text:list-item>
          <text:p text:style-name="P85"><text:span text:style-name="T9">trap</text:span>: isolate the host and place them in violation. It opens a violation and leaves it open. If trap is not there, a violation is opened and then automatically closed</text:p>
        </text:list-item>
        <text:list-item>
          <text:p text:style-name="P85"><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85"><text:span text:style-name="T9">external: e</text:span>xecute an external command, specified in <text:span text:style-name="T9">[paths].externalapi</text:span></text:p>
          <text:list>
            <text:list-header>
              <text:p text:style-name="P6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83"><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85"><text:span text:style-name="T9">registrationVlan</text:span><text:span text:style-name="T5">: Registration VLAN as specified in </text:span><text:span text:style-name="T9">switches.conf</text:span><text:span text:style-name="T5">.</text:span></text:p>
        </text:list-item>
        <text:list-item>
          <text:p text:style-name="P85"><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750495398" text:continue-list="list1529936493" text:style-name="L2">
        <text:list-item>
          <text:list>
            <text:list-header>
              <text:p text:style-name="P6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1">vlan=isolationVlan</text:p>
      <text:p text:style-name="P31"><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1376128132" text:continue-list="list1792555045"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512574180"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4">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4">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4">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41">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4">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text:soft-page-break/></text:p>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8">We provide a script called <text:span text:style-name="T9">database-backup-and-maintenance.sh</text:span> located in <text:span text:style-name="T9">addons/</text:span> that performs this cleanup in addition to optimize tables on Sunday and daily backups.</text:p>
      <text:p text:style-name="P2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4"><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248767920" text:continue-numbering="true" text:style-name="Outline">
        <text:list-item>
          <text:list>
            <text:list-item>
              <text:h text:style-name="P72" text:outline-level="2"><text:bookmark text:name="__RefHeading__6431_1006122953"/>Captive portal optimizations<text:bookmark-end text:name="__RefHeading__6431_1006122953"/></text:h>
            </text:list-item>
          </text:list>
        </text:list-item>
      </text:list>
      <text:p text:style-name="P5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24"/>
      <text:p text:style-name="Text_20_body">This will allow the following browsers to reach the captive portal:</text:p>
      <text:p text:style-name="P26">❏<text:tab/>BlackBerry</text:p>
      <text:p text:style-name="Text_20_body"><text:span text:style-name="T8">❏<text:tab/></text:span>Firefox</text:p>
      <text:p text:style-name="P26">❏<text:tab/>Google Chrome</text:p>
      <text:p text:style-name="P26">❏<text:tab/>Internet Explorer</text:p>
      <text:p text:style-name="P26">❏<text:tab/>Opera</text:p>
      <text:p text:style-name="P26">❏<text:tab/>Safari</text:p>
      <text:list xml:id="list2010687155"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1933004487" text:style-name="L6">
        <text:list-item>
          <text:list>
            <text:list-item>
              <text:p text:style-name="P60">Linux-HA (<text:a xlink:type="simple" xlink:href="http://www.linux-ha.org/">www.linux-ha.org</text:a>): a daemon that provides cluster infrastructure to its clients. Heartbeat would be responsible for starting the PacketFence services, eventually </text:p>
            </text:list-item>
            <text:list-item>
              <text:p text:style-name="P60">DRBD (<text:a xlink:type="simple" xlink:href="http://www.drbd.org/">www.drbd.org</text:a>): A network based raid-1.</text:p>
            </text:list-item>
          </text:list>
        </text:list-item>
      </text:list>
      <text:p text:style-name="P49"/>
      <text:p text:style-name="P49">Since PacketFence stores most of its information in a MySQL database, the two PacketFence redundant servers need to share this database in a way or another.</text:p>
      <text:p text:style-name="P49"/>
      <text:p text:style-name="P49">There are different options to share the database between the two PacketFence servers:</text:p>
      <text:list xml:id="list2142282739" text:continue-numbering="true" text:style-name="L6">
        <text:list-item>
          <text:list>
            <text:list-item>
              <text:p text:style-name="P60">A local MySQL database server on each PacketFence box configured to store its databases on a remote partition (a LUN on a SAN for example) </text:p>
              <text:list>
                <text:list-item>
                  <text:list>
                    <text:list-item>
                      <text:list>
                        <text:list-item>
                          <text:list>
                            <text:list-item>
                              <text:p text:style-name="P55">You have to make sure that only one database server is running at each time (don't double-mount the partition)</text:p>
                            </text:list-item>
                          </text:list>
                        </text:list-item>
                      </text:list>
                    </text:list-item>
                  </text:list>
                </text:list-item>
              </text:list>
            </text:list-item>
            <text:list-item>
              <text:p text:style-name="P60">A local MySQL database server on each PacketFence box and replication of the database partition using DRBD</text:p>
            </text:list-item>
            <text:list-item>
              <text:p text:style-name="P60">A remote MySQL database server with its own high availability setup</text:p>
              <text:p text:style-name="P62"/>
              <text:p text:style-name="P63">In this document, we describe the second option that involves DRBD.</text:p>
              <text:p text:style-name="P63"/>
              <text:p text:style-name="P63">We assume that:</text:p>
            </text:list-item>
            <text:list-item>
              <text:p text:style-name="P63">you are using RedHat Enterprise 5 or CentOS 5.</text:p>
            </text:list-item>
            <text:list-item>
              <text:p text:style-name="P63">pf1 is the first PacketFence server</text:p>
            </text:list-item>
            <text:list-item>
              <text:p text:style-name="P63">pf2 is the second PacketFence server</text:p>
            </text:list-item>
            <text:list-item>
              <text:p text:style-name="P63">PacketFence is properly configured on each server</text:p>
            </text:list-item>
            <text:list-item>
              <text:p text:style-name="P63">the DRBD partition is 30G long</text:p>
            </text:list-item>
            <text:list-item>
              <text:p text:style-name="P63">we use HeartBeat v1</text:p>
            </text:list-item>
          </text:list>
        </text:list-item>
      </text:list>
      <text:p text:style-name="Standard"/>
      <text:list xml:id="list1961106617" text:continue-list="list2010687155" text:style-name="Outline">
        <text:list-item>
          <text:list>
            <text:list-item>
              <text:h text:style-name="P72"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2061800169" text:style-name="L7">
        <text:list-item>
          <text:p text:style-name="P56">reduce the size of LogVol00 of 30G</text:p>
        </text:list-item>
        <text:list-item>
          <text:p text:style-name="P56">create a new partition (ext3) called mysql: 30G. You'll be asked to specify where this new partition will mounted: enter /data (or anything else that is used by Linux).</text:p>
        </text:list-item>
        <text:list-item>
          <text:p text:style-name="P56">after the first server reboot, edit <text:span text:style-name="T10">/etc/fstab</text:span> and delete the line for /data.</text:p>
        </text:list-item>
      </text:list>
      <text:list xml:id="list2065835609" text:continue-list="list1961106617"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309413613"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7">global {</text:p>
      <text:p text:style-name="P47"><text:s text:c="4"/>usage-count yes;</text:p>
      <text:p text:style-name="P47">}</text:p>
      <text:p text:style-name="P47"/>
      <text:p text:style-name="P47">common {</text:p>
      <text:p text:style-name="P47"><text:s text:c="4"/>protocol C;</text:p>
      <text:p text:style-name="P47">}</text:p>
      <text:p text:style-name="P47"/>
      <text:p text:style-name="P47"><text:soft-page-break/>resource mysql {</text:p>
      <text:p text:style-name="P47"><text:s text:c="2"/>syncer {</text:p>
      <text:p text:style-name="P47"><text:s text:c="4"/>rate 100M;</text:p>
      <text:p text:style-name="P47"><text:s text:c="4"/>al-extents 257;</text:p>
      <text:p text:style-name="P47"><text:s text:c="2"/>}</text:p>
      <text:p text:style-name="P47"/>
      <text:p text:style-name="P47"><text:s text:c="2"/>startup {</text:p>
      <text:p text:style-name="P47"><text:s text:c="4"/>degr-wfc-timeout 120; <text:s text:c="3"/># 2 minutes.</text:p>
      <text:p text:style-name="P47"><text:s text:c="2"/>}</text:p>
      <text:p text:style-name="P47"/>
      <text:p text:style-name="P47"><text:s text:c="2"/>disk {</text:p>
      <text:p text:style-name="P47"><text:s text:c="4"/>on-io-error <text:s text:c="2"/>detach;</text:p>
      <text:p text:style-name="P47"><text:s text:c="2"/>}</text:p>
      <text:p text:style-name="P47"><text:s text:c="2"/>device <text:s text:c="7"/>/dev/drbd0;</text:p>
      <text:p text:style-name="P47"><text:s text:c="2"/>disk <text:s text:c="9"/>/dev/VolGroup00/mysql;</text:p>
      <text:p text:style-name="P47"><text:s text:c="2"/>meta-disk <text:s text:c="4"/>internal;</text:p>
      <text:p text:style-name="P47"/>
      <text:p text:style-name="P47"><text:s text:c="2"/>on pf1_server_name {</text:p>
      <text:p text:style-name="P47"><text:s text:c="4"/>address <text:s text:c="4"/>x.x.x.x:7788;</text:p>
      <text:p text:style-name="P47"><text:s text:c="2"/>}</text:p>
      <text:p text:style-name="P47"/>
      <text:p text:style-name="P47"><text:s text:c="2"/>on pf2_server_name {</text:p>
      <text:p text:style-name="P47"><text:s text:c="4"/>address <text:s text:c="4"/>y.y.y.y:7788;</text:p>
      <text:p text:style-name="P47"><text:s text:c="2"/>}</text:p>
      <text:p text:style-name="P48">}</text:p>
      <text:p text:style-name="Standard">where:</text:p>
      <text:list xml:id="list2067311367" text:style-name="L8">
        <text:list-item>
          <text:p text:style-name="P80"><text:span text:style-name="T16">mysql</text:span> is the name of the partition you created when installing the OS</text:p>
        </text:list-item>
      </text:list>
      <text:list xml:id="list204735685" text:style-name="L9">
        <text:list-item>
          <text:p text:style-name="P81"><text:span text:style-name="T16">pf1_server_name</text:span> and <text:span text:style-name="T16">pf2_server_name</text:span> by the real server names.</text:p>
        </text:list-item>
        <text:list-item>
          <text:p text:style-name="P81"><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7">md_offset 31474053120</text:p>
      <text:p text:style-name="P47">al_offset 31474020352</text:p>
      <text:p text:style-name="P47"><text:soft-page-break/>bm_offset 31473057792</text:p>
      <text:p text:style-name="P47"/>
      <text:p text:style-name="P47">Found ext3 filesystem which uses 30736384 kB</text:p>
      <text:p text:style-name="P47">current configuration leaves usable 30735408 kB</text:p>
      <text:p text:style-name="P47"/>
      <text:p text:style-name="P47">Device size would be truncated, which</text:p>
      <text:p text:style-name="P47">would corrupt data and result in</text:p>
      <text:p text:style-name="P47">'access beyond end of device' errors.</text:p>
      <text:p text:style-name="P47">You need to either</text:p>
      <text:p text:style-name="P47"><text:s text:c="3"/>* use external meta data (recommended)</text:p>
      <text:p text:style-name="P47"><text:s text:c="3"/>* shrink that filesystem first</text:p>
      <text:p text:style-name="P47"><text:s text:c="3"/>* zero out the device (destroy the filesystem)</text:p>
      <text:p text:style-name="P47">Operation refused.</text:p>
      <text:p text:style-name="P47"/>
      <text:p text:style-name="P47">Command 'drbdmeta 0 v08 /dev/VolGroup00/mysql internal create-md' terminated with exit code 40</text:p>
      <text:p text:style-name="P48">drbdadm create-md mysql: exited with code 40</text:p>
      <text:p text:style-name="Standard"><text:s/></text:p>
      <text:p text:style-name="Standard">If so, it means that you need to manually resize the partition like this:</text:p>
      <text:p text:style-name="P47">root@pf1 ~]# resize2fs -p -f /dev/VolGroup00/mysql 30735408K</text:p>
      <text:p text:style-name="P47">resize2fs 1.39 (29-May-2006)</text:p>
      <text:p text:style-name="P47">Resizing the filesystem on /dev/VolGroup00/mysql to 7683852 (4k) blocks.</text:p>
      <text:p text:style-name="P48">The filesystem on /dev/VolGroup00/mysql is now 7683852 blocks long.</text:p>
      <text:p text:style-name="Standard"/>
      <text:p text:style-name="Standard">Then initialize the partition:</text:p>
      <text:p text:style-name="P47">[root@pf1 ~]# drbdadm create-md mysql</text:p>
      <text:p text:style-name="P47">md_offset 31474053120</text:p>
      <text:p text:style-name="P47">al_offset 31474020352</text:p>
      <text:p text:style-name="P47">bm_offset 31473057792</text:p>
      <text:p text:style-name="P47"/>
      <text:p text:style-name="P47">Found ext3 filesystem which uses 30735408 kB</text:p>
      <text:p text:style-name="P47">current configuration leaves usable 30735408 kB</text:p>
      <text:p text:style-name="P47"/>
      <text:p text:style-name="P47">Even though it looks like this would place the new meta data into</text:p>
      <text:p text:style-name="P47">unused space, you still need to confirm, as this is only a guess.</text:p>
      <text:p text:style-name="P47"/>
      <text:p text:style-name="P47">Do you want to proceed?</text:p>
      <text:p text:style-name="P47">[need to type 'yes' to confirm] yes</text:p>
      <text:p text:style-name="P47"/>
      <text:p text:style-name="P47">Writing meta data...</text:p>
      <text:p text:style-name="P47">initializing activity log</text:p>
      <text:p text:style-name="P47">NOT initialized bitmap</text:p>
      <text:p text:style-name="P48"><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7">...</text:p>
      <text:p text:style-name="P47"/>
      <text:p text:style-name="P47"><text:s/>0: cs:Connected ro:Secondary/Secondary ds:Inconsistent/Inconsistent C r----</text:p>
      <text:p text:style-name="P48"><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7">...</text:p>
      <text:p text:style-name="P47"><text:s/>0: cs:Connected ro:Secondary/Secondary ds:UpToDate/UpToDate C r---</text:p>
      <text:p text:style-name="P47"><text:s text:c="4"/>ns:0 nr:0 dw:0 dr:0 al:0 bm:0 lo:0 pe:0 ua:0 ap:0 ep:1 wo:b oos:0</text:p>
      <text:p text:style-name="Standard"/>
      <text:list xml:id="list1228117081" text:continue-list="list1309413613"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7">...</text:p>
      <text:p text:style-name="P47"><text:s/>0: cs:Connected ro:Primary/Secondary ds:UpToDate/UpToDate C r----</text:p>
      <text:p text:style-name="P48"><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676903249"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7">bcast eth0</text:p>
      <text:p text:style-name="P47">bcast eth1</text:p>
      <text:p text:style-name="P47">keepalive 2</text:p>
      <text:p text:style-name="P47">warntime 30</text:p>
      <text:p text:style-name="P47">deadtime 60</text:p>
      <text:p text:style-name="P47">auto_failback off</text:p>
      <text:p text:style-name="P47">initdead 120</text:p>
      <text:p text:style-name="P47">node pf1.example.org</text:p>
      <text:p text:style-name="P47">node pf2.example.org</text:p>
      <text:p text:style-name="P48">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670481983" text:continue-list="list204735685" text:style-name="L9">
        <text:list-item>
          <text:p text:style-name="P81"><text:span text:style-name="T16">x.x.x.x</text:span> is PF admin virtual address</text:p>
        </text:list-item>
        <text:list-item>
          <text:p text:style-name="P81"><text:span text:style-name="T16">eth0.y</text:span> is the name of the NIC configuration file (<text:span text:style-name="T10">/etc/sysconfig/network-scripts/ifcfg_eth0.y</text:span>) dedicated to IP address in vlan y (registration for example).</text:p>
        </text:list-item>
        <text:list-item>
          <text:p text:style-name="P81"><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7"><text:soft-page-break/>case "$2" in</text:p>
      <text:p text:style-name="P47"><text:s text:c="8"/>start)</text:p>
      <text:p text:style-name="P47"><text:s text:c="16"/>echo -n "Mounting $1"</text:p>
      <text:p text:style-name="P47"><text:s text:c="16"/>/sbin/ifup $1</text:p>
      <text:p text:style-name="P47"><text:s text:c="16"/>echo "."</text:p>
      <text:p text:style-name="P47"><text:s text:c="16"/>;;</text:p>
      <text:p text:style-name="P47"><text:s text:c="8"/>stop)</text:p>
      <text:p text:style-name="P47"><text:s text:c="16"/>echo -n "Unmounting $1"</text:p>
      <text:p text:style-name="P47"><text:s text:c="16"/>/sbin/ifdown $1</text:p>
      <text:p text:style-name="P47"><text:s text:c="16"/>echo "."</text:p>
      <text:p text:style-name="P47"><text:s text:c="16"/>;;</text:p>
      <text:p text:style-name="P47"><text:s text:c="8"/>*)</text:p>
      <text:p text:style-name="P47"><text:s text:c="16"/>echo "Usage: $0 {start|stop}"</text:p>
      <text:p text:style-name="P47"><text:s text:c="16"/>exit 1</text:p>
      <text:p text:style-name="P47"><text:s text:c="16"/>;;</text:p>
      <text:p text:style-name="P48">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7">debugfile /var/log/ha-debug</text:p>
      <text:p text:style-name="P47">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122446671" text:continue-list="list676903249"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99780351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911854277" text:style-name="L10">
        <text:list-item>
          <text:list>
            <text:list-header>
              <text:p text:style-name="P69">❏<text:tab/>Identifier</text:p>
              <text:p text:style-name="P69">❏<text:tab/>Notes</text:p>
            </text:list-header>
          </text:list>
        </text:list-item>
      </text:list>
      <text:p text:style-name="Text_20_body">Click on the Add button to save it</text:p>
      <text:p text:style-name="P44">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355343573" text:continue-list="list1997803517"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9">/usr/local/pf/conf/pf.conf </text:span>under <text:span text:style-name="T9">[passthroughs]</text:span>.</text:p>
      <text:p text:style-name="Text_20_body">The format is <text:span text:style-name="T9">name=URL </text:span>where name is only for reference and URL must be a valid URL of the form: <text:span text:style-name="T9">protocol://domain/</text:span> or <text:span text:style-name="T9">protocol://domain/resource</text:span>. Supported protocols are http and https.</text:p>
      <text:p text:style-name="Text_20_body">Also, under <text:span text:style-name="T9">[trapping]</text:span> you need <text:span text:style-name="T9">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433346950"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925022454" text:style-name="L11">
        <text:list-header>
          <text:p text:style-name="P70">❏<text:tab/>ip: switch IP address </text:p>
          <text:p text:style-name="P70"/>
          <text:p text:style-name="P71"/>
          <text:p text:style-name="P70">❏<text:tab/>mode </text:p>
          <text:list>
            <text:list-item>
              <text:p text:style-name="P61">testing: pfsetvlan writes in the log files what it would normally do, but it doesn't react on the traps, it does not change any VLAN.</text:p>
            </text:list-item>
            <text:list-item>
              <text:p text:style-name="P61">registration: pfsetvlan automatically register all MAC addresses seen on the switch ports. As in testing mode, no VLAN changes are done.</text:p>
            </text:list-item>
            <text:list-item>
              <text:p text:style-name="P61">production: this is the regular working mode; pfsetvlan sends the SNMP writes to change the VLAN on the switch ports.</text:p>
              <text:p text:style-name="P57"><text:span text:style-name="T10">CAUTION</text:span>: <text:span text:style-name="T14">If [trapping.testing] (see pf.conf) is enabled, PacketFence will consider that all the switches are in test whatever the working mode is !</text:span></text:p>
            </text:list-item>
          </text:list>
          <text:p text:style-name="P70">❏<text:tab/>uplink: list of ports that are NOT managed by PacketFence. All uplink ports must be defined here! </text:p>
          <text:list text:continue-numbering="true">
            <text:list-item>
              <text:p text:style-name="P61">Dynamic (default): PF queries the switch using CDP (Cisco only !!) to get the uplinks</text:p>
            </text:list-item>
            <text:list-item>
              <text:p text:style-name="P61">1,2,10001,10002,... : uplink list <text:s/>if a hub is plugged in a port, this port must be declared as uplink !!! </text:p>
            </text:list-item>
          </text:list>
          <text:p text:style-name="P7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61">Cisco::Catalyst_2960</text:p>
            </text:list-item>
            <text:list-item>
              <text:p text:style-name="P61">Extreme::Summit_X250e</text:p>
            </text:list-item>
          </text:list>
        </text:list-header>
      </text:list>
      <text:p text:style-name="Heading_20_3">I want to manage only some ports on a switch but not all the ports. How can I do that ?</text:p>
      <text:p text:style-name="P30">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9"/>
      <text:list xml:id="list1116574450" text:continue-list="list1433346950"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44">Where can I see PacketFence logs and errors ?</text:p>
      <text:p text:style-name="Text_20_body">In <text:span text:style-name="T9">/usr/local/pf/logs</text:span>:</text:p>
      <text:list xml:id="list733127863" text:continue-list="list925022454" text:style-name="L11">
        <text:list-header>
          <text:p text:style-name="P70">❏<text:tab/><text:span text:style-name="T9">admin_error_log</text:span></text:p>
          <text:p text:style-name="P70">❏<text:tab/><text:span text:style-name="T9">error_log</text:span></text:p>
          <text:p text:style-name="P70">❏<text:tab/><text:span text:style-name="T9">packetfence.log</text:span></text:p>
          <text:p text:style-name="P70"/>
        </text:list-header>
      </text:list>
      <text:p text:style-name="Heading_20_3">When I plug a computer in a switch, it does not get a network access</text:p>
      <text:list xml:id="list744764801" text:continue-numbering="true" text:style-name="L11">
        <text:list-header>
          <text:p text:style-name="P70">❏<text:tab/>Make sure PF gets traps from that switch</text:p>
          <text:p text:style-name="P70">❏<text:tab/>Make sure PF reacts when it receives traps from that switch: look into <text:span text:style-name="T9">/usr/local/pf/logs/packetfence.log</text:span></text:p>
          <text:p text:style-name="P70"/>
        </text:list-header>
      </text:list>
      <text:p text:style-name="Heading_20_3">How to make sure PacketFence gets traps from a switch ?</text:p>
      <text:p text:style-name="P37">❏<text:tab/>Make sure network connectivity is fine between the switch and PF</text:p>
      <text:p text:style-name="P37">❏<text:tab/>Make sure port 162 (UDP) is open on the PF server</text:p>
      <text:p text:style-name="P37">❏<text:tab/>Make sure you define PF as a trap receiver in the switch</text:p>
      <text:p text:style-name="P37">❏<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905769890" text:continue-list="list1116574450"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1088905493"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258779074" text:style-name="L12">
        <text:list-item>
          <text:p text:style-name="P58">perl-Log-Dispatcher</text:p>
        </text:list-item>
        <text:list-item>
          <text:p text:style-name="P58">perl-Log-Dispatcher-FileRotate</text:p>
        </text:list-item>
        <text:list-item>
          <text:p text:style-name="P58">perl-Date-Manip</text:p>
        </text:list-item>
      </text:list>
      <text:p text:style-name="Text_20_body"><text:soft-page-break/></text:p>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1704918963" text:continue-list="list1088905493"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text:soft-page-break/></text:p>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6">trigger=Detect::1100009</text:p>
      <text:p text:style-name="Code">actions=email,log</text:p>
      <text:p text:style-name="Code">disable=N</text:p>
      <text:p text:style-name="Text_20_body"/>
      <text:p text:style-name="Text_20_body">For more informations about violations, please refer to <text:a xlink:type="simple" xlink:href="#7.Blocking malicious activities with violations|outline">Chapter 7</text:a> of this guide.</text:p>
      <text:p text:style-name="Text_20_body"/>
      <text:p text:style-name="Text_20_body"/>
      <text:list xml:id="list2024647066"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2">Oinkmaster is a perl script that enables the possibility to update the different snort rules very easily. <text:s/>It is simple to use, and install. <text:s/>This section will show you how to implement Oinkmaster to work with PacketFence and Snort.</text:p>
      <text:p text:style-name="P22"><text:span text:style-name="Code_20__28_inline_29_"><text:span text:style-name="T19"/></text:span></text:p>
      <text:p text:style-name="P22"><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22"><text:span text:style-name="Code_20__28_inline_29_"/></text:p>
      <text:p text:style-name="P54"><text:span text:style-name="Code_20__28_inline_29_"><text:span text:style-name="T19">Configuration</text:span></text:span></text:p>
      <text:p text:style-name="P22"><text:span text:style-name="Code_20__28_inline_29_"><text:span text:style-name="T5">Here are the steps to make Oinkmaster work. <text:s/>We will assume that you already downloaded the newest oinkmaster archive :</text:span></text:span></text:p>
      <text:p text:style-name="P22"><text:span text:style-name="Code_20__28_inline_29_"><text:span text:style-name="T5"/></text:span></text:p>
      <text:list xml:id="list1833510519" text:style-name="L13">
        <text:list-item>
          <text:p text:style-name="P59"><text:span text:style-name="Code_20__28_inline_29_"><text:span text:style-name="T5">Untar the freshly downloaded Oinkmaster</text:span></text:span></text:p>
        </text:list-item>
        <text:list-item>
          <text:p text:style-name="P59"><text:span text:style-name="Code_20__28_inline_29_"><text:span text:style-name="T5">Copy the required perl scripts into /usr/local/pf/oinkmaster. <text:s/>You need to copy over contrib and oinkmaster.pl</text:span></text:span></text:p>
        </text:list-item>
        <text:list-item>
          <text:p text:style-name="P59"><text:span text:style-name="Code_20__28_inline_29_"><text:span text:style-name="T5">Copy the oinkmaster.conf provided by PacketFence (see the section above) in /usr/local/pf/conf</text:span></text:span></text:p>
        </text:list-item>
        <text:list-item>
          <text:p text:style-name="P59"><text:span text:style-name="Code_20__28_inline_29_"><text:span text:style-name="T5">Modify the configuration to suit your own needs. <text:s/>Currently, the configuration file is set to fetch the bleeding rules.</text:span></text:span></text:p>
        </text:list-item>
      </text:list>
      <text:p text:style-name="P53"><text:soft-page-break/><text:span text:style-name="Code_20__28_inline_29_"><text:span text:style-name="T5"/></text:span></text:p>
      <text:p text:style-name="Heading_20_3"><text:span text:style-name="Code_20__28_inline_29_"><text:span text:style-name="T19">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543305846" text:continue-list="list2024647066"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565143924"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44">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44">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5">[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5">[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17099581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5620654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9624661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1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27T13:55:36</dc:date>
    <meta:editing-cycles>822</meta:editing-cycles>
    <meta:editing-duration>PT338H38M32S</meta:editing-duration>
    <meta:printed-by>Olivier Bilodeau</meta:printed-by>
    <meta:print-date>2010-07-14T16:24:11</meta:print-date>
    <dc:creator>Olivier Bilodeau</dc:creator>
    <meta:document-statistic meta:table-count="1" meta:image-count="11" meta:object-count="0" meta:page-count="117" meta:paragraph-count="2033" meta:word-count="16716" meta:character-count="118338"/>
    <meta:user-defined meta:name="Info 1"/>
    <meta:user-defined meta:name="Info 2"/>
    <meta:user-defined meta:name="Info 3"/>
    <meta:user-defined meta:name="Info 4"/>
  </office:meta>
</office:document-meta>
</file>